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f0735" officeooo:paragraph-rsid="001f0735"/>
    </style:style>
    <style:style style:name="P2" style:family="paragraph" style:parent-style-name="Standard">
      <style:paragraph-properties fo:text-align="justify" style:justify-single-word="false"/>
      <style:text-properties fo:language="cs" fo:country="CZ" officeooo:rsid="001f0735" officeooo:paragraph-rsid="001f0735"/>
    </style:style>
    <style:style style:name="P3" style:family="paragraph" style:parent-style-name="Text_20_body">
      <style:paragraph-properties fo:text-align="justify" style:justify-single-word="false"/>
      <style:text-properties fo:language="cs" fo:country="CZ" officeooo:rsid="002075df" officeooo:paragraph-rsid="002075df"/>
    </style:style>
    <style:style style:name="P4" style:family="paragraph" style:parent-style-name="Text_20_body" style:list-style-name="L4">
      <style:paragraph-properties fo:text-align="justify" style:justify-single-word="false"/>
      <style:text-properties fo:language="cs" fo:country="CZ" officeooo:rsid="002075df" officeooo:paragraph-rsid="002075df"/>
    </style:style>
    <style:style style:name="P5" style:family="paragraph" style:parent-style-name="Text_20_body" style:list-style-name="L4">
      <style:paragraph-properties fo:text-align="justify" style:justify-single-word="false"/>
      <style:text-properties fo:language="cs" fo:country="CZ" officeooo:rsid="00218a88" officeooo:paragraph-rsid="00218a88"/>
    </style:style>
    <style:style style:name="P6" style:family="paragraph" style:parent-style-name="Text_20_body" style:list-style-name="L4">
      <style:paragraph-properties fo:text-align="justify" style:justify-single-word="false"/>
      <style:text-properties fo:language="cs" fo:country="CZ" officeooo:rsid="0023e174" officeooo:paragraph-rsid="0023e174"/>
    </style:style>
    <style:style style:name="P7" style:family="paragraph" style:parent-style-name="Text_20_body" style:list-style-name="L5">
      <style:paragraph-properties fo:text-align="justify" style:justify-single-word="false"/>
      <style:text-properties fo:language="cs" fo:country="CZ" officeooo:rsid="0024dfa6" officeooo:paragraph-rsid="0024dfa6"/>
    </style:style>
    <style:style style:name="P8" style:family="paragraph" style:parent-style-name="Text_20_body">
      <style:paragraph-properties fo:text-align="justify" style:justify-single-word="false"/>
      <style:text-properties fo:language="cs" fo:country="CZ" officeooo:rsid="0024dfa6" officeooo:paragraph-rsid="0024dfa6"/>
    </style:style>
    <style:style style:name="P9" style:family="paragraph" style:parent-style-name="Text_20_body">
      <style:paragraph-properties fo:text-align="justify" style:justify-single-word="false"/>
      <style:text-properties fo:language="cs" fo:country="CZ" officeooo:rsid="0025dba8" officeooo:paragraph-rsid="0025dba8"/>
    </style:style>
    <style:style style:name="P10" style:family="paragraph" style:parent-style-name="Text_20_body" style:list-style-name="L4">
      <style:paragraph-properties fo:text-align="justify" style:justify-single-word="false"/>
      <style:text-properties fo:language="cs" fo:country="CZ" officeooo:paragraph-rsid="00218a88"/>
    </style:style>
    <style:style style:name="P11" style:family="paragraph" style:parent-style-name="Text_20_body" style:list-style-name="L4">
      <style:paragraph-properties fo:text-align="justify" style:justify-single-word="false"/>
      <style:text-properties officeooo:paragraph-rsid="002075df"/>
    </style:style>
    <style:style style:name="P12" style:family="paragraph" style:parent-style-name="Heading_20_3">
      <style:text-properties fo:language="cs" fo:country="CZ"/>
    </style:style>
    <style:style style:name="P13" style:family="paragraph" style:parent-style-name="Heading_20_3">
      <style:paragraph-properties fo:text-align="justify" style:justify-single-word="false"/>
      <style:text-properties fo:language="cs" fo:country="CZ" officeooo:rsid="0024dfa6" officeooo:paragraph-rsid="0024dfa6"/>
    </style:style>
    <style:style style:name="P14" style:family="paragraph" style:parent-style-name="Heading_20_3">
      <style:text-properties officeooo:rsid="00218a88" officeooo:paragraph-rsid="00218a88"/>
    </style:style>
    <style:style style:name="T1" style:family="text">
      <style:text-properties fo:language="cs" fo:country="CZ" officeooo:rsid="002075df"/>
    </style:style>
    <style:style style:name="T2" style:family="text">
      <style:text-properties fo:language="cs" fo:country="CZ" fo:font-weight="bold" officeooo:rsid="002075df" style:font-weight-asian="bold" style:font-weight-complex="bold"/>
    </style:style>
    <style:style style:name="T3" style:family="text">
      <style:text-properties fo:language="cs" fo:country="CZ" officeooo:rsid="0026c4f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8a88" style:font-weight-asian="bold" style:font-weight-complex="bold"/>
    </style:style>
    <style:style style:name="T6" style:family="text">
      <style:text-properties officeooo:rsid="00218a88"/>
    </style:style>
    <style:style style:name="T7" style:family="text">
      <style:text-properties fo:font-weight="normal" officeooo:rsid="0025dba8" style:font-weight-asian="normal" style:font-weight-complex="normal"/>
    </style:style>
    <style:style style:name="T8" style:family="text">
      <style:text-properties officeooo:rsid="00241e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ak na začátečnický kurz Pyladies</text:h>
      <text:p text:style-name="P1"/>
      <text:p text:style-name="P2">Pravděpodobně jásáš, přihlásila jsi se na kurz Pyladies a přišel ti potvrzovací e-mail, že jsi byla vyrána. Super, cesta začíná. Když jsi procházela materiály ke kurzu, nevěděla jsi co ty znaky znamenají a „Cože? Závěrečný projekt je hra?“. Trochu tě to vyděsilo a nevěříš, že bys to za méně než půl roku mohla dokázat. Věř mi, dokážeš to, ale upřímně to není nejednodušší věc na světě,<text:line-break/>ale jde to. Holka, která začla od nuly si může naprogramovat svojí první hru. A aby se ti to zaručeně podařilo, přináším tipy jak na kurz Pyladies. Pokud se budeš <text:span text:style-name="T8">dr</text:span>žet mého „jednoduchého“ a neříkám snadného návodu, máš to v kapse.</text:p>
      <text:p text:style-name="P1"/>
      <text:h text:style-name="Heading_20_2" text:outline-level="2">Před kurzem</text:h>
      <text:h text:style-name="P12" text:outline-level="3">Seznam se se pořádně se svým notebookem</text:h>
      <text:p text:style-name="P3">Může se ti o zdát nepotřebné, ale na kurzu zjistíš, že vlastně svůj notebook vůbec neznáš. Zapnout, vypnout, texťák a net. To stačí ne? Nestačí.</text:p>
      <text:list xml:id="list2978575667" text:style-name="L4">
        <text:list-item>
          <text:p text:style-name="P4">Zjisti si jaký máš <text:span text:style-name="T4">operační systém</text:span> (Windows, Linux, macOS)</text:p>
        </text:list-item>
        <text:list-item>
          <text:p text:style-name="P4">Seznam se s <text:span text:style-name="T4">příkazovou řádkou </text:span>a jakými příkazy se ovládá – v úvodní lekci se bude příkazová řádka vysvětlovat, ale aby ses o hodině nezdržovala hledáním a tápáním s příkazy, je lepší se s ní už seznámit doma. Zkus třeba požádat nějkého známého, aby ti vysvětlil tvorbu adresářů, přepínání mezi adresáři.</text:p>
        </text:list-item>
        <text:list-item>
          <text:p text:style-name="P11"><text:span text:style-name="T1">Seznam se se svojí </text:span><text:span text:style-name="T2">klávesnicí.</text:span><text:span text:style-name="T1"> Ano, bude se ti zdát, že víš, kde máš jaké klávesy. Ale div se použiješ znaky, které ani nevíš, že existují ( např. [ ‘ { # <text:s/>- víš jak je rychle napíšeš n</text:span><text:span text:style-name="T3">a </text:span><text:span text:style-name="T1">klávesnici?)</text:span></text:p>
        </text:list-item>
      </text:list>
      <text:h text:style-name="P14" text:outline-level="3">Připrav se jako do školy</text:h>
      <text:list xml:id="list171058094375500" text:continue-numbering="true" text:style-name="L4">
        <text:list-item>
          <text:p text:style-name="P5">Projdi si první lekci. Nemusíš všemu rozumět, stejně na hodině zjistíš, že jsi to chápala jinak. Doporučuji si <text:span text:style-name="T4">vytisknout materiály. </text:span>Pokud je to proti tvému ekologickému smýšlení nebo <text:span text:style-name="T8">j</text:span>si zvyklá psát si poznámky do počítače, překopíruj si celou lekci do souboru. Materiál si na hodině otevřeš a budeš si psát poznámky pří mo do něj.</text:p>
        </text:list-item>
        <text:list-item>
          <text:p text:style-name="P10"><text:span text:style-name="T6">Vezmi si s sebou </text:span><text:span text:style-name="T5">poznámkový blok</text:span><text:span text:style-name="T6"> a tužku/popisku/zvýrazňvače/nůžky/lepící pásku. Dělám si srandu, vezmi si </text:span><text:span text:style-name="T5">psací potřeby </text:span><text:span text:style-name="T6">podle svého uvážení.</text:span></text:p>
        </text:list-item>
        <text:list-item>
          <text:p text:style-name="P6">Malá <text:span text:style-name="T4">svačina</text:span> pro tvůj mozek se hodí. Budeš svojí hlavu hodně namá<text:span text:style-name="T8">ha</text:span>t a aby se ti nestalo, že se přestaneš soustředit připrav <text:span text:style-name="T8">si </text:span>nějaký zdravý a rychlý zdroj energie. Malilinkatou svačinku, jako ovoce, proteinovou tyčinku nebo kousek zeleniny. To co máš ráda a máš to vyzkoušené, že tě to povzbudí a ne uspí. </text:p>
        </text:list-item>
        <text:list-item>
          <text:p text:style-name="P6">Něco k <text:span text:style-name="T4">pití</text:span>. Rozhodně budeš mít i žízeň.</text:p>
        </text:list-item>
        <text:list-item>
          <text:p text:style-name="P6"><text:span text:style-name="T4">Gumička</text:span>, spona do vlasů. Nevím proč, ale vlasy mi najenou padaly do obličeje a strašně překážely. Furt jsem se je snažila odrhnout a druhou rukou jsem psala něco do příkazové řádky. Pak jsem se koukal na tabuli, zpátky na řádku a vlasy před očima. Takže doporučuji i něco na sepnutí vlasů.</text:p>
        </text:list-item>
        <text:list-item>
          <text:p text:style-name="P6"><text:soft-page-break/><text:span text:style-name="T4">Brýle.</text:span> Pokud nos<text:span text:style-name="T8">í</text:span>š brýle jenom občas, doporučuji si je vzít s sebou. Příkazy promítané na zeď nebo na tabuli bez nich těžkou uvidíš a protože to budou pro tebe neznámé věci, težko je budeš poloslepá luštit.</text:p>
        </text:list-item>
      </text:list>
      <text:p text:style-name="P2"/>
      <text:h text:style-name="P13" text:outline-level="3">Instrukce z e-mailu</text:h>
      <text:list xml:id="list4033404377" text:style-name="L5">
        <text:list-item>
          <text:p text:style-name="P7">Přihlaš se do skupiny na <text:span text:style-name="T4">Facebooku</text:span>, kde získáš potřebné informace ke kurzu. Bude se ti hodit i jako pomoc při řešení úkolů.</text:p>
        </text:list-item>
        <text:list-item>
          <text:p text:style-name="P7">Rozhodně doporučuji jít na <text:span text:style-name="T4">první setkání </text:span><text:span text:style-name="T7">po kurzu do hospody</text:span>. Pokud se ti to totiž nepodaří již při hodině, máš šanci se seznámit s dalšími holkami a aspoň zjistíš, jaký měly ony důvod jít se učit Python. </text:p>
        </text:list-item>
      </text:list>
      <text:p text:style-name="P8"/>
      <text:p text:style-name="P9">Může se to zdát jako klišé, ale vezmi si s sebou dobrou náladu a chuť objevovat nové. Rozhodně zažiješ hodně zábavy. Poznáš milé a ochotné kouče. Staneš se součástí komunity,které nechybí smysl pro humor a nadsázku. Rozhodně na hodinu nepatří strach. Všechny jste dostaly jedinečnou šanci se naučit něco nového. Tak směle do toho. Ta zábava a následná radost z toho, že se vám podaří vymyslet program, který FUNGUJE je opravdu veliká. Neochuďte se o ten pocit výh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6:04:56.634148790</meta:creation-date>
    <dc:date>2019-03-03T17:10:56.683853288</dc:date>
    <meta:editing-duration>PT27M19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2" meta:paragraph-count="19" meta:word-count="623" meta:character-count="3569" meta:non-whitespace-character-count="2972"/>
  </office:meta>
</office:document-meta>
</file>